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ff" style:font-name="Ubuntu Mono" fo:font-size="10.3999996185303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/>
    </style:style>
    <style:style style:name="P4" style:family="paragraph" style:parent-style-name="Preformatted_20_Text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fo:color="#c5060b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fo:color="#c5060b" style:font-name="Ubuntu Mono" fo:font-size="10.3999996185303pt"/>
    </style:style>
    <style:style style:name="T1" style:family="text">
      <style:text-properties fo:color="#0000ff"/>
    </style:style>
    <style:style style:name="T2" style:family="text">
      <style:text-properties fo:color="#0000ff" officeooo:rsid="00109d73"/>
    </style:style>
    <style:style style:name="T3" style:family="text">
      <style:text-properties style:font-name="Ubuntu Mono" fo:font-size="10.3999996185303pt"/>
    </style:style>
    <style:style style:name="T4" style:family="text">
      <style:text-properties fo:color="#c5060b"/>
    </style:style>
    <style:style style:name="T5" style:family="text">
      <style:text-properties fo:color="#c5060b" style:font-name="Ubuntu Mono" fo:font-size="10.399999618530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rstudio_console_output"/>Data = subset(Data,haart_reg == 4|haart_reg ==3)</text:p>
      <text:p text:style-name="P5"><text:span text:style-name="T1">&gt; View(Data)</text:span></text:p>
      <text:p text:style-name="P4"/>
      <text:p text:style-name="P5">Rcmdr&gt; <text:s/>Data &lt;- na.omit(Data)</text:p>
      <text:p text:style-name="P5">RcmdrMsg: [10] NOTE: The dataset Data has 427 rows and 7 columns.</text:p>
      <text:p text:style-name="P5">[1] "34"</text:p>
      <text:p text:style-name="P5"><text:span text:style-name="T1">&gt; Data = subset(Data,base_cd4 =)</text:span></text:p>
      <text:p text:style-name="P5"><text:span text:style-name="T1">&gt; boxplot(Data$base_cd4,plot=FALSE)$out</text:span></text:p>
      <text:p text:style-name="P4"><text:s/><text:span text:style-name="T3">[1] <text:s/>967 <text:s/>629 <text:s/>805 <text:s/>805 <text:s/>693 <text:s/>567 <text:s/>583 <text:s/>730 1555 <text:s/>687 <text:s/>691 1246 <text:s/>551 <text:s/>802 <text:s/>980 <text:s/>980 <text:s/>669 <text:s/>627 <text:s/>704</text:span></text:p>
      <text:p text:style-name="P5"><text:span text:style-name="T1">&gt; d=boxplot(Data$base_cd4,plot=FALSE)$out</text:span></text:p>
      <text:p text:style-name="P5"><text:span text:style-name="T1">&gt; d</text:span></text:p>
      <text:p text:style-name="P4"><text:s/><text:span text:style-name="T3">[1] <text:s/>967 <text:s/>629 <text:s/>805 <text:s/>805 <text:s/>693 <text:s/>567 <text:s/>583 <text:s/>730 1555 <text:s/>687 <text:s/>691 1246 <text:s/>551 <text:s/>802 <text:s/>980 <text:s/>980 <text:s/>669 <text:s/>627 <text:s/>704</text:span></text:p>
      <text:p text:style-name="P5"><text:span text:style-name="T1">&gt; d[1]</text:span></text:p>
      <text:p text:style-name="P5">[1] 967</text:p>
      <text:p text:style-name="P5"><text:span text:style-name="T1">&gt; Data = subset(Data,!base_cd4 == d[1])</text:span></text:p>
      <text:p text:style-name="P5"><text:span text:style-name="T1">&gt; length(d)</text:span></text:p>
      <text:p text:style-name="P5">[1] 19</text:p>
      <text:p text:style-name="P5"><text:span text:style-name="T1">&gt; for(i in 1:</text:span><text:span text:style-name="T2">22</text:span><text:span text:style-name="T1">){ Data = subset(Data,!base_cd4 == d[i])}</text:span></text:p>
      <text:p text:style-name="P5"><text:span text:style-name="T1">&gt; View(Data)</text:span></text:p>
      <text:p text:style-name="P5">[1] 476 479 487</text:p>
      <text:p text:style-name="P5"><text:span text:style-name="T1">&gt; d=boxplot(Data$base_cd4,plot=FALSE)$out</text:span></text:p>
      <text:p text:style-name="P5"><text:span text:style-name="T1">&gt; d</text:span></text:p>
      <text:p text:style-name="P5">numeric(0)</text:p>
      <text:p text:style-name="P5">RcmdrMsg: [13] NOTE: The dataset Data has 405 rows and 7 columns.</text:p>
      <text:p text:style-name="P4"/>
      <text:p text:style-name="P5">Rcmdr&gt; <text:s/>Boxplot( ~ base_cd4, data=Data, id.method="y")</text:p>
      <text:p text:style-name="P4"/>
      <text:p text:style-name="P5">Rcmdr&gt; <text:s/>Data &lt;- within(Data, {</text:p>
      <text:p text:style-name="P5">Rcmdr+ <text:s text:c="3"/>haart_reg &lt;- factor(haart_reg, labels=c('group3','group4'))</text:p>
      <text:p text:style-name="P5">Rcmdr+ <text:s/>})</text:p>
      <text:p text:style-name="P5">RcmdrMsg: [14] NOTE: The dataset Data has 405 rows and 7 columns.</text:p>
      <text:p text:style-name="P5"><text:span text:style-name="T1">&gt; View(Data)</text:span></text:p>
      <text:p text:style-name="P4"/>
      <text:p text:style-name="P5">Rcmdr&gt; <text:s/>densityPlot(base_cd4~haart_reg, data=Data, bw="SJ", adjust=1, kernel="gaussian")</text:p>
      <text:p text:style-name="P4"/>
      <text:p text:style-name="P5">Rcmdr&gt; <text:s/>densityPlot(base_cd4~haart_reg, data=Data, bw="SJ", adjust=1, kernel="gaussian")</text:p>
      <text:p text:style-name="P5"><text:span text:style-name="T1">&gt; summary(Data)</text:span></text:p>
      <text:p text:style-name="P4"><text:s text:c="2"/><text:span text:style-name="T3">haart_reg <text:s text:c="5"/>base_cd4 <text:s text:c="6"/>cd4_at_12 <text:s text:c="5"/>diabetes <text:s/>hypertension tuberculosis <text:s text:c="2"/>var00001 <text:s/></text:span></text:p>
      <text:p text:style-name="P4"><text:s/><text:span text:style-name="T3">group3:356 <text:s text:c="2"/>Min. <text:s text:c="2"/>: 13.0 <text:s text:c="2"/>Min. <text:s text:c="2"/>: <text:s/>32.0 <text:s text:c="2"/>No :242 <text:s text:c="2"/>No :314 <text:s text:c="5"/>No :214 <text:s text:c="5"/>groupB:356 <text:s/></text:span></text:p>
      <text:p text:style-name="P4"><text:s/><text:span text:style-name="T3">group4: 49 <text:s text:c="2"/>1st Qu.: 91.0 <text:s text:c="2"/>1st Qu.: 241.0 <text:s text:c="2"/>yes:163 <text:s text:c="2"/>yes: 91 <text:s text:c="5"/>yes:191 <text:s text:c="5"/>groupA: 49 <text:s/></text:span></text:p>
      <text:p text:style-name="P4"><text:s text:c="14"/><text:span text:style-name="T3">Median :160.0 <text:s text:c="2"/>Median : 328.0 <text:s text:c="50"/></text:span></text:p>
      <text:p text:style-name="P4"><text:s text:c="14"/><text:span text:style-name="T3">Mean <text:s text:c="2"/>:169.1 <text:s text:c="2"/>Mean <text:s text:c="2"/>: 372.8 <text:s text:c="50"/></text:span></text:p>
      <text:p text:style-name="P4"><text:s text:c="14"/><text:span text:style-name="T3">3rd Qu.:241.0 <text:s text:c="2"/>3rd Qu.: 470.0 <text:s text:c="50"/></text:span></text:p>
      <text:p text:style-name="P4"><text:s text:c="14"/><text:span text:style-name="T3">Max. <text:s text:c="2"/>:445.0 <text:s text:c="2"/>Max. <text:s text:c="2"/>:1389.0 <text:s text:c="50"/></text:span></text:p>
      <text:p text:style-name="P4"/>
      <text:p text:style-name="P5">Rcmdr&gt; <text:s/>densityPlot(cd4_at_12~haart_reg, data=Data, bw="SJ", adjust=1, kernel="gaussian")</text:p>
      <text:p text:style-name="Standard"/>
      <text:p text:style-name="P3"><text:bookmark text:name="rstudio_console_output2"/>Rcmdr&gt; <text:s/>leveneTest(base_cd4 ~ haart_reg, data=Data, center="median")</text:p>
      <text:p text:style-name="P5">Levene's Test for Homogeneity of Variance (center = "median")</text:p>
      <text:p text:style-name="P4"><text:s text:c="7"/><text:span text:style-name="T3">Df F value Pr(&gt;F)</text:span></text:p>
      <text:p text:style-name="P5">group <text:s text:c="2"/>1 <text:s/>0.2552 0.6137</text:p>
      <text:p text:style-name="P4"><text:s text:c="6"/><text:span text:style-name="T3">403 <text:s text:c="14"/></text:span></text:p>
      <text:p text:style-name="P4"/>
      <text:p text:style-name="P5">Rcmdr&gt; <text:s/>t.test(base_cd4~haart_reg, alternative='two.sided', conf.level=.95, var.equal=FALSE, data=Data)</text:p>
      <text:p text:style-name="P4"/>
      <text:p text:style-name="P4"><text:s text:c="8"/><text:span text:style-name="T3">Welch Two Sample t-test</text:span></text:p>
      <text:p text:style-name="P4"/>
      <text:p text:style-name="P5">data: <text:s/>base_cd4 by haart_reg</text:p>
      <text:p text:style-name="P5">t = 0.44435, df = 60.4, p-value = 0.6584</text:p>
      <text:p text:style-name="P5">alternative hypothesis: true difference in means is not equal to 0</text:p>
      <text:p text:style-name="P5">95 percent confidence interval:</text:p>
      <text:p text:style-name="P4"><text:soft-page-break/><text:s/><text:span text:style-name="T3">-23.44612 <text:s/>36.83984</text:span></text:p>
      <text:p text:style-name="P5">sample estimates:</text:p>
      <text:p text:style-name="P5">mean in group group3 mean in group group4 </text:p>
      <text:p text:style-name="P4"><text:s text:c="12"/><text:span text:style-name="T3">169.9213 <text:s text:c="12"/>163.2245 </text:span></text:p>
      <text:p text:style-name="P4"/>
      <text:p text:style-name="P4"/>
      <text:p text:style-name="P5">Rcmdr&gt; <text:s/>with(Data, (t.test(base_cd4, cd4_at_12, alternative='two.sided', conf.level=.95, paired=TRUE)))</text:p>
      <text:p text:style-name="P4"/>
      <text:p text:style-name="P4"><text:s text:c="8"/><text:span text:style-name="T3">Paired t-test</text:span></text:p>
      <text:p text:style-name="P4"/>
      <text:p text:style-name="P5">data: <text:s/>base_cd4 and cd4_at_12</text:p>
      <text:p text:style-name="P5">t = -20.612, df = 404, p-value &lt; 2.2e-16</text:p>
      <text:p text:style-name="P5">alternative hypothesis: true difference in means is not equal to 0</text:p>
      <text:p text:style-name="P5">95 percent confidence interval:</text:p>
      <text:p text:style-name="P4"><text:s/><text:span text:style-name="T3">-223.1071 -184.2558</text:span></text:p>
      <text:p text:style-name="P5">sample estimates:</text:p>
      <text:p text:style-name="P5">mean of the differences </text:p>
      <text:p text:style-name="P4"><text:s text:c="14"/><text:span text:style-name="T3">-203.6815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7:43:49.097772785</meta:creation-date>
    <dc:date>2016-11-16T18:03:31.798276557</dc:date>
    <meta:editing-duration>PT9M42S</meta:editing-duration>
    <meta:editing-cycles>1</meta:editing-cycles>
    <meta:document-statistic meta:table-count="0" meta:image-count="0" meta:object-count="0" meta:page-count="2" meta:paragraph-count="65" meta:word-count="351" meta:character-count="2927" meta:non-whitespace-character-count="2152"/>
    <meta:generator>LibreOffice/5.1.4.2$Linux_X86_64 LibreOffice_project/10m0$Build-2</meta:generator>
  </office:meta>
</office:document-meta>
</file>